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ba131a" draw:marker-start-width="0.321cm" draw:marker-end-width="0.321cm" draw:fill="solid" draw:fill-color="#ffffff" draw:textarea-horizontal-align="justify" draw:textarea-vertical-align="middle" draw:auto-grow-height="false" fo:min-height="1.024cm" fo:min-width="2.89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ba131a" draw:marker-start-width="0.321cm" draw:marker-end-width="0.321cm" draw:fill="none" draw:textarea-horizontal-align="justify" draw:textarea-vertical-align="middle" draw:auto-grow-height="false" fo:min-height="1.01cm" fo:min-width="2.774cm" fo:padding-top="0.165cm" fo:padding-bottom="0.165cm" fo:padding-left="0.29cm" fo:padding-right="0.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81cm" svg:stroke-color="#ba131a" draw:marker-start-width="0.321cm" draw:marker-end-width="0.321cm" draw:fill="none" draw:textarea-horizontal-align="justify" draw:textarea-vertical-align="middle" draw:auto-grow-height="false" fo:min-height="1.75cm" fo:min-width="4.3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ba131a" draw:marker-start-width="0.321cm" draw:marker-end-width="0.321cm" draw:fill="none" draw:textarea-horizontal-align="justify" draw:textarea-vertical-align="middle" draw:auto-grow-height="false" fo:min-height="2cm" fo:min-width="1.75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ba131a" draw:marker-start-width="0.321cm" draw:marker-end-width="0.321cm" draw:fill="none" draw:textarea-horizontal-align="justify" draw:textarea-vertical-align="middle" draw:auto-grow-height="false" fo:min-height="0.632cm" fo:min-width="2.146cm" fo:padding-top="0.165cm" fo:padding-bottom="0.165cm" fo:padding-left="0.29cm" fo:padding-right="0.2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081cm" svg:stroke-color="#ba131a" draw:marker-start-width="0.321cm" draw:marker-end-width="0.321cm" draw:fill="none" draw:textarea-horizontal-align="justify" draw:textarea-vertical-align="middle" draw:auto-grow-height="false" fo:min-height="1.25cm" fo:min-width="3.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ba131a" draw:marker-start-width="0.321cm" draw:marker-end-width="0.321cm" draw:fill="none" draw:textarea-horizontal-align="justify" draw:textarea-vertical-align="middle" draw:auto-grow-height="false" fo:min-height="0.884cm" fo:min-width="3.278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ba131a" draw:marker-start-width="0.321cm" draw:marker-end-width="0.321cm" draw:fill="none" draw:textarea-horizontal-align="justify" draw:textarea-vertical-align="middle" draw:auto-grow-height="false" fo:min-height="1.164cm" fo:min-width="3.178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ba131a" draw:marker-start-width="0.321cm" draw:marker-end-width="0.321cm" draw:fill="none" draw:textarea-horizontal-align="justify" draw:textarea-vertical-align="top" draw:auto-grow-height="false" fo:min-height="2.77cm" fo:min-width="12.1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justify"/>
      <style:text-properties fo:font-size="13pt" style:font-size-asian="13pt" style:font-size-complex="13pt"/>
    </style:style>
    <style:style style:name="P9" style:family="paragraph">
      <style:paragraph-properties fo:text-align="start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justify"/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8cm" svg:height="1.8cm" svg:x="1.9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5.2cm" svg:height="2cm" svg:x="1.7cm" svg:y="5.6cm">
          <text:p text:style-name="P1"><text:span text:style-name="T1">P</text:span><text:span text:style-name="T1">o</text:span><text:span text:style-name="T1">b</text:span><text:span text:style-name="T1">i</text:span><text:span text:style-name="T1">e</text:span><text:span text:style-name="T1">r</text:span><text:span text:style-name="T1">z</text:span><text:span text:style-name="T1"> </text:span><text:span text:style-name="T1">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draw:type="line" svg:x1="4.3cm" svg:y1="3.9cm" svg:x2="4.3cm" svg:y2="5.6cm" draw:start-shape="id1" draw:start-glue-point="8" draw:end-shape="id2" svg:d="M4300 3900v1700" svg:viewBox="0 0 1 1701">
          <text:p/>
        </draw:connector>
        <draw:custom-shape draw:style-name="gr4" draw:text-style-name="P4" xml:id="id3" draw:id="id3" draw:layer="layout" svg:width="4.8cm" svg:height="2cm" svg:x="2cm" svg:y="8.9cm">
          <text:p text:style-name="P1">iloczyn = 1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4.5cm" svg:height="4.5cm" svg:x="8.7cm" svg:y="12.5cm">
          <text:p text:style-name="P1">I = n+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4.4cm" svg:y1="10.9cm" svg:x2="10.95cm" svg:y2="12.5cm" draw:start-shape="id3" draw:start-glue-point="2" draw:end-shape="id4" draw:end-glue-point="4" svg:d="M4400 10900v800h6550v800" svg:viewBox="0 0 6551 1601">
          <text:p/>
        </draw:connector>
        <draw:custom-shape draw:style-name="gr6" draw:text-style-name="P3" xml:id="id5" draw:id="id5" draw:layer="layout" svg:width="4.2cm" svg:height="1.4cm" svg:x="5.8cm" svg:y="20.1cm">
          <text:p text:style-name="P1"><text:span text:style-name="T1">Pobierz 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5" draw:layer="layout" svg:x1="10.95cm" svg:y1="17cm" svg:x2="7.9cm" svg:y2="20.1cm" draw:start-shape="id4" draw:start-glue-point="6" draw:end-shape="id5" draw:end-glue-point="5" svg:d="M10950 17000v1551h-3050v1549" svg:viewBox="0 0 3051 3101">
          <text:p text:style-name="P1"><text:span text:style-name="T2">NIE</text:span></text:p>
        </draw:connector>
        <draw:custom-shape draw:style-name="gr8" draw:text-style-name="P6" xml:id="id6" draw:id="id6" draw:layer="layout" svg:width="3.9cm" svg:height="1.5cm" svg:x="5.5cm" svg:y="23.5cm">
          <text:p text:style-name="P1"><text:span text:style-name="T3">Iloczyn = iloczyn * a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45cm" svg:y1="25cm" svg:x2="8.7cm" svg:y2="14.75cm" draw:start-shape="id6" draw:start-glue-point="2" draw:end-shape="id4" draw:end-glue-point="5" svg:d="M7450 25000v541h-2491v-10791h3741" svg:viewBox="0 0 3742 10792">
          <text:p/>
        </draw:connector>
        <draw:connector draw:style-name="gr3" draw:text-style-name="P4" draw:layer="layout" svg:x1="7.9cm" svg:y1="21.5cm" svg:x2="7.45cm" svg:y2="23.5cm" draw:start-shape="id5" draw:start-glue-point="8" draw:end-shape="id6" draw:end-glue-point="0" svg:d="M7900 21500v1001h-450v999" svg:viewBox="0 0 451 2001">
          <text:p/>
        </draw:connector>
        <draw:connector draw:style-name="gr3" draw:text-style-name="P4" draw:layer="layout" svg:x1="4.3cm" svg:y1="7.6cm" svg:x2="4.4cm" svg:y2="8.9cm" draw:start-shape="id2" draw:start-glue-point="8" draw:end-shape="id3" svg:d="M4300 7600v651h100v649" svg:viewBox="0 0 101 1301">
          <text:p/>
        </draw:connector>
        <draw:custom-shape draw:style-name="gr9" draw:text-style-name="P7" xml:id="id7" draw:id="id7" draw:layer="layout" svg:width="6cm" svg:height="1.8cm" svg:x="12.4cm" svg:y="19.8cm">
          <text:p text:style-name="P1"><text:span text:style-name="T4">Wypisz iloczy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svg:x1="13.2cm" svg:y1="14.75cm" svg:x2="16.15cm" svg:y2="19.8cm" draw:start-shape="id4" draw:start-glue-point="7" draw:end-shape="id7" draw:end-glue-point="4" svg:d="M13200 14750h2950v5050" svg:viewBox="0 0 2951 5051">
          <text:p/>
        </draw:connector>
        <draw:custom-shape draw:style-name="gr10" draw:text-style-name="P4" xml:id="id8" draw:id="id8" draw:layer="layout" svg:width="5.2cm" svg:height="2cm" svg:x="12cm" svg:y="23.4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5.4cm" svg:y1="21.6cm" svg:x2="14.6cm" svg:y2="23.4cm" draw:start-shape="id7" draw:start-glue-point="8" draw:end-shape="id8" draw:end-glue-point="4" svg:d="M15400 21600v901h-800v899" svg:viewBox="0 0 801 1801">
          <text:p/>
        </draw:connector>
        <draw:custom-shape draw:style-name="gr11" draw:text-style-name="P10" draw:layer="layout" svg:width="12.7cm" svg:height="3.1cm" svg:x="7.7cm" svg:y="4.3cm">
          <text:p text:style-name="P8"><text:span text:style-name="T4">Algorytm wykonuje się do momentu, </text:span></text:p>
          <text:p text:style-name="P8"><text:span text:style-name="T4">kiedy ilość wpisanych liczb nie przekracza wartości wpisanej </text:span></text:p>
          <text:p text:style-name="P9"><text:span text:style-name="T4">liczby n.</text:span></text:p>
          <text:p text:style-name="P8"><text:span text:style-name="T4">Następnie drukuje iloczyn wszystkich podanych liczb.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9:55:07.248066827</meta:creation-date>
    <dc:date>2018-11-28T10:12:55.733811984</dc:date>
    <meta:editing-duration>PT17M48S</meta:editing-duration>
    <meta:editing-cycles>2</meta:editing-cycles>
    <meta:generator>LibreOffice/6.0.6.2$Linux_X86_64 LibreOffice_project/00m0$Build-2</meta:generator>
    <meta:document-statistic meta:object-count="17"/>
  </office:meta>
</office:document-meta>
</file>